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T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0" style:parent-style-name="DefaultParagraphFont" style:family="text">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T1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8" style:parent-style-name="Standard" style:family="paragraph">
      <style:text-properties fo:font-weight="bold" style:font-weight-asian="bold" style:font-weight-complex="bold"/>
    </style:style>
    <style:style style:name="T1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P2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5" style:parent-style-name="Standard" style:family="paragraph">
      <style:text-properties style:font-weight-complex="bold"/>
    </style:style>
    <style:style style:name="P26" style:parent-style-name="Standard" style:list-style-name="LFO1" style:family="paragraph">
      <style:text-properties style:font-weight-complex="bold"/>
    </style:style>
    <style:style style:name="P27" style:parent-style-name="Standard" style:list-style-name="LFO1" style:family="paragraph">
      <style:text-properties style:font-weight-complex="bold"/>
    </style:style>
    <style:style style:name="P28" style:parent-style-name="Standard" style:list-style-name="LFO1" style:family="paragraph">
      <style:text-properties style:font-weight-complex="bold"/>
    </style:style>
    <style:style style:name="P29" style:parent-style-name="Standard" style:list-style-name="LFO1" style:family="paragraph">
      <style:text-properties style:font-weight-complex="bold"/>
    </style:style>
    <style:style style:name="P30" style:parent-style-name="Standard" style:list-style-name="LFO1" style:family="paragraph">
      <style:text-properties style:font-weight-complex="bold"/>
    </style:style>
    <style:style style:name="P31" style:parent-style-name="Standard" style:list-style-name="LFO1" style:family="paragraph">
      <style:text-properties style:font-weight-complex="bold"/>
    </style:style>
    <style:style style:name="P32" style:parent-style-name="Standard" style:family="paragraph">
      <style:text-properties style:font-weight-complex="bold"/>
    </style:style>
    <style:style style:name="P33" style:parent-style-name="Standard" style:family="paragraph">
      <style:text-properties style:font-weight-complex="bold"/>
    </style:style>
    <style:style style:name="P34" style:parent-style-name="Standard" style:family="paragraph">
      <style:text-properties fo:font-weight="bold" style:font-weight-asian="bold" style:font-weight-complex="bold"/>
    </style:style>
    <style:style style:name="T3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6" style:parent-style-name="DefaultParagraphFont" style:family="text">
      <style:text-properties fo:font-weight="bold" style:font-weight-asian="bold" style:font-weight-complex="bold"/>
    </style:style>
    <style:style style:name="P37" style:parent-style-name="Standard" style:family="paragraph">
      <style:text-properties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5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5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52" style:parent-style-name="DefaultParagraphFont" style:family="text">
      <style:text-properties style:font-weight-complex="bold"/>
    </style:style>
    <style:style style:name="T53" style:parent-style-name="DefaultParagraphFont" style:family="text">
      <style:text-properties style:font-weight-complex="bold"/>
    </style:style>
    <style:style style:name="T54" style:parent-style-name="DefaultParagraphFont" style:family="text">
      <style:text-properties style:font-weight-complex="bold"/>
    </style:style>
    <style:style style:name="T55" style:parent-style-name="DefaultParagraphFont" style:family="text">
      <style:text-properties style:font-weight-complex="bold"/>
    </style:style>
    <style:style style:name="P56" style:parent-style-name="Standard" style:list-style-name="LFO3" style:family="paragraph">
      <style:text-properties style:font-weight-complex="bold"/>
    </style:style>
    <style:style style:name="P57" style:parent-style-name="Standard" style:list-style-name="LFO3" style:family="paragraph">
      <style:text-properties style:font-weight-complex="bold"/>
    </style:style>
    <style:style style:name="P58" style:parent-style-name="Standard" style:list-style-name="LFO3" style:family="paragraph">
      <style:text-properties style:font-weight-complex="bold"/>
    </style:style>
    <style:style style:name="P59" style:parent-style-name="Standard" style:list-style-name="LFO3" style:family="paragraph">
      <style:text-properties style:font-weight-complex="bold"/>
    </style:style>
    <style:style style:name="P60" style:parent-style-name="Standard" style:family="paragraph">
      <style:text-properties style:font-weight-complex="bold"/>
    </style:style>
    <style:style style:name="T61" style:parent-style-name="DefaultParagraphFont" style:family="text">
      <style:text-properties style:font-weight-complex="bold"/>
    </style:style>
    <style:style style:name="T62" style:parent-style-name="DefaultParagraphFont" style:family="text">
      <style:text-properties style:font-weight-complex="bold"/>
    </style:style>
    <style:style style:name="P63" style:parent-style-name="Standard" style:family="paragraph">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P66" style:parent-style-name="Standard" style:list-style-name="LFO2" style:family="paragraph"/>
    <style:style style:name="P67" style:parent-style-name="Standard" style:list-style-name="LFO2" style:family="paragraph"/>
    <style:style style:name="P68" style:parent-style-name="Standard" style:list-style-name="LFO2" style:family="paragraph"/>
    <style:style style:name="T69" style:parent-style-name="DefaultParagraphFont" style:family="text">
      <style:text-properties style:font-weight-complex="bold"/>
    </style:style>
    <style:style style:name="P70" style:parent-style-name="Standard" style:list-style-name="LFO2" style:family="paragraph"/>
    <style:style style:name="T71" style:parent-style-name="DefaultParagraphFont" style:family="text">
      <style:text-properties style:font-weight-complex="bold"/>
    </style:style>
    <style:style style:name="P72" style:parent-style-name="Standard" style:list-style-name="LFO2" style:family="paragraph"/>
    <style:style style:name="T73" style:parent-style-name="DefaultParagraphFont" style:family="text">
      <style:text-properties style:font-weight-complex="bold"/>
    </style:style>
    <style:style style:name="T74" style:parent-style-name="DefaultParagraphFont" style:family="text">
      <style:text-properties style:font-weight-complex="bold"/>
    </style:style>
    <style:style style:name="P75" style:parent-style-name="Standard" style:list-style-name="LFO2" style:family="paragraph"/>
    <style:style style:name="T76" style:parent-style-name="DefaultParagraphFont" style:family="text">
      <style:text-properties style:font-weight-complex="bold"/>
    </style:style>
    <style:style style:name="P77" style:parent-style-name="Standard" style:family="paragraph">
      <style:text-properties fo:font-weight="bold" style:font-weight-asian="bold" style:font-weight-complex="bold"/>
    </style:style>
  </office:automatic-styles>
  <office:body>
    <office:text text:use-soft-page-breaks="true">
      <text:p text:style-name="P1">Zero to Hero</text:p>
      <text:p text:style-name="Standard">Supervisor:<text:s/>Dr.<text:s/>Oliver Ray</text:p>
      <text:p text:style-name="Standard"><text:span text:style-name="T2"><text:line-break/></text:span><text:span text:style-name="T3">Proposal</text:span><text:span text:style-name="T4"><text:line-break/></text:span>My project aims to bring professional and experienced boxing coaching to the living room using the<text:s/>Xbox<text:s/>Kinect<text:s/>alongside it’s skeleton API. It will be<text:s/>capable of teaching an absolute beginner the basics of boxing<text:s/>and also be able to point out flaws in experienced boxers styles and stances. There will be a progression elements for those wanting to be coached (gamification) as well as a free-to-play option for those more experienced who wish to shadow box and receive coaching tips</text:p>
      <text:p text:style-name="Standard"><text:span text:style-name="T5">Motivation</text:span><text:span text:style-name="T6"><text:line-break/></text:span>Every<text:s/>year the Amateur boxing club taking in new members that are totally untrained. We spend an enormous amount of time<text:s/>and effort helping them learn the basics and encourage them to practice at home. The problem is that it’s incredibly hard to spot your own faults. If they could practice in their bedroom<text:s/>with some select coaching it would bring massive improvements for them. I also think it would be a great way to introduce younger children to the sport since the<text:s/>Xbox/Kinect is incredibly popular and so<text:s/>it’s<text:s/>great from an inclusion perspective.</text:p>
      <text:p text:style-name="Standard">I also have several years of coaching experience to call upon and an array of local talent who would be able to offer advice if needed.</text:p>
      <text:p text:style-name="Standard"/>
      <text:p text:style-name="Standard"><text:span text:style-name="T7">E</text:span><text:span text:style-name="T8">xisting</text:span><text:span text:style-name="T9"><text:s/>systems</text:span><text:span text:style-name="T10"><text:line-break/></text:span>The closes already existing system is a game called 'UFC Personal Trainer' which is a very broad commercial product aimed at introducing people to UFC but mainly as a way to keep people fit in the living room. It focuses more on exercise regimes<text:s/>than it does technical fighting and has no concept of stances or precise body movements. You could punch in a variety of different ways, most of them<text:s/>technically wrong<text:s/>and it would still register this as a punch.<text:s/></text:p>
      <text:p text:style-name="P11"/>
      <text:p text:style-name="Standard"><text:span text:style-name="T12">Why is my project<text:s/></text:span><text:span text:style-name="T13">different?</text:span><text:span text:style-name="T14"><text:line-break/></text:span>My project is different because I aim to make a highly specialised and accurate boxing trainer. The existing products do not do any stance or technique analysis and do not offer advice on how to improve fighting styles/techniques<text:s/>or punches.</text:p>
      <text:p text:style-name="Standard"><text:span text:style-name="T15"><text:line-break/></text:span><text:span text:style-name="T16">Data capture</text:span></text:p>
      <text:p text:style-name="Standard">I have spoken to local<text:s/>gyms<text:s/>in the area and the official boxing<text:s/>registrar<text:s/>for the south-west who likes the idea and has agreed to let me film at the gym and use his boxers as examples. I also have the opportunity to film coaches and professional boxers which will be a great source of 'good' training data. I also have the University Amateur boxing club as examples.<text:line-break/></text:p>
      <text:p text:style-name="P17">Analysis</text:p>
      <text:p text:style-name="Standard">I will need to use machine learning to make sense of the recorded data to classify good/bad stances and offer advice. This will be quite complex as I must take into account, physical size and weight as well as length of limbs to classify good and bad stances. I will also need to think about the angle in which the user is<text:s/>orientated<text:s/>to the camera and different angles of punches when performing analysis.</text:p>
      <text:p text:style-name="P18"/>
      <text:p text:style-name="Standard"><text:span text:style-name="T19">Human-computer-interaction</text:span><text:span text:style-name="T20"><text:line-break/></text:span>I will need to think about how to give useful feedback to the boxer. It could be audio prompts or a drawn outline on a screen as to where the ideal location would be given their<text:s/>physical<text:s/>characteristics.<text:span text:style-name="T21"><text:s/></text:span>I will need to take into account where the camera will be placed – If I attach it to a boxing dummy for example I would need to take into account camera noise/shake. <text:s/>I also need to think about the difficulty of the game and the age at which to pitch this.</text:p>
      <text:p text:style-name="P22"/>
      <text:p text:style-name="P23"/>
      <text:soft-page-break/>
      <text:p text:style-name="P24">Initial project Goals</text:p>
      <text:p text:style-name="P25">As a coach I would take three-pronged approach to teaching a beginner how to box. I would focus on stance/movement, throwing punches correctly and defence. This could be further broken down into more concrete objectives.</text:p>
      <text:list text:style-name="LFO1" text:continue-numbering="true">
        <text:list-item>
          <text:p text:style-name="P26">Boxing stance &amp; movement</text:p>
        </text:list-item>
        <text:list-item>
          <text:p text:style-name="P27">Straight shots (Jabs, Crosses)</text:p>
        </text:list-item>
        <text:list-item>
          <text:p text:style-name="P28">Hooks<text:s/></text:p>
        </text:list-item>
        <text:list-item>
          <text:p text:style-name="P29">Uppercuts</text:p>
        </text:list-item>
        <text:list-item>
          <text:p text:style-name="P30">Defence (Parry, block, lay-back)</text:p>
        </text:list-item>
        <text:list-item>
          <text:p text:style-name="P31">Combinations (A mix of the above shots)</text:p>
        </text:list-item>
      </text:list>
      <text:p text:style-name="P32"><text:line-break/>For a beginner we would focus primarily on head-shots, body shots are harder to work into combinations and are outside the scope of a basic beginner.<text:s/></text:p>
      <text:p text:style-name="P33">Therefore my concrete goals will be too<text:s/>be able to teach the 6<text:s/>areas above and to point out common mistakes and faults while the boxer is practicing.<text:s/>Within the scope of this project I initially will only be looking at ‘orthodox’ style boxers. This presume that the boxer is right handed and uses an orthodox guard.</text:p>
      <text:p text:style-name="P34"/>
      <text:p text:style-name="Standard"><text:span text:style-name="T35">Possible pitfalls</text:span><text:span text:style-name="T36"><text:line-break/></text:span></text:p>
      <text:p text:style-name="Standard">I have discovered that the Kinect is<text:s/>capable<text:s/>of recording at 30FPS and initially I had doubts about its capabilities to effectively record high speed movements such as punching. To test this I recorded myself shadow boxing using a 23fps camera and it was more than capable of keeping track of punches. However until I start using a Kinect<text:s/>to<text:s/>test<text:s/>the skeleton API it’s difficult to know the limitations with respect to my project.</text:p>
      <text:p text:style-name="Standard"><text:line-break/>One<text:s/>area of concern for me is its ability to track hip movements. Boxing relies heavily on the transfer of weight via hip movement and twisting which is a key component to a good stance. I will need to do some research to make sure this can be tracked<text:s/>accurately.<text:s/><text:line-break/><text:line-break/>Boxers are constantly moving and altering their angle of approach<text:s/>and after some research I have discovered that the Kinect assumes that a skeleton is always front facing. I need to think about how this limitation can either be overcome by a software solution or if I can combine multiple Kinects such that one of them will always have a frontal view.<text:s/>I could also combine this data to account for ‘slippage’ in the skeleton<text:s/>and<text:s/>use the data from both to see if the frontal view accurately represents the skeleton.</text:p>
      <text:p text:style-name="Standard"/>
      <text:p text:style-name="Standard">Another concern is user output, I need to find out how quickly I can perform analysis on the data gathered and produce a useful result. This will determine they type of feedback that is given to the user. It could be instant feedback with a shape outline of what<text:s/>their<text:s/>ideal<text:s/>stance should<text:s/>look like, a slightly delayed audio prompt or an<text:s/>end of<text:s/><text:s/>‘round’<text:s/>performance report similar to having a ‘corner man’.</text:p>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Standard"><text:span text:style-name="T50">Next Steps</text:span><text:span text:style-name="T51"><text:line-break/></text:span><text:span text:style-name="T52">My next step will be to get a Kinect and<text:s/></text:span><text:span text:style-name="T53">start performing<text:s/></text:span><text:span text:style-name="T54">experiments using the five categories a</text:span><text:span text:style-name="T55">bove, to assess the limitations I will need to look at:</text:span></text:p>
      <text:list text:style-name="LFO3" text:continue-numbering="true">
        <text:list-item>
          <text:p text:style-name="P56">Angle tracking (e.g. does it show a straight punch as straight?)</text:p>
        </text:list-item>
        <text:list-item>
          <text:p text:style-name="P57">Depth perception (can it effectively track small backwards movements and ‘bobs’)</text:p>
        </text:list-item>
        <text:list-item>
          <text:p text:style-name="P58">Speed of recording (can it keep up with the punch speed)</text:p>
        </text:list-item>
        <text:list-item>
          <text:p text:style-name="P59">Side-on skeleton view</text:p>
        </text:list-item>
      </text:list>
      <text:p text:style-name="P60"/>
      <text:p text:style-name="Standard"><text:span text:style-name="T61"><text:s/>If I discover that the Kinect is not fast enough to pick up certain movements I can<text:s/></text:span><text:span text:style-name="T62">look at combining data from an accelerometer/gyroscope embedded in gloves or strapped to hand-wraps since they perform in the region of 1000hz.</text:span></text:p>
      <text:p text:style-name="P63"/>
      <text:p text:style-name="Standard"><text:span text:style-name="T64">Extensions</text:span><text:span text:style-name="T65"><text:line-break/></text:span>Possible extensions<text:s/>could be<text:s/></text:p>
      <text:list text:style-name="LFO2" text:continue-numbering="true">
        <text:list-item>
          <text:p text:style-name="P66">Including<text:s/>boxing workouts (skipping drills, ton-ups, footwork drills.)</text:p>
        </text:list-item>
        <text:list-item>
          <text:p text:style-name="P67">A way for a coach to assign/track drills to boxers and to see if they have been completed.</text:p>
        </text:list-item>
        <text:list-item>
          <text:p text:style-name="P68"><text:span text:style-name="T69">Further technique improvements (e.g. body shots)</text:span></text:p>
        </text:list-item>
        <text:list-item>
          <text:p text:style-name="P70"><text:span text:style-name="T71">Ability to deal with more varied shots (e.g. screw shots)</text:span></text:p>
        </text:list-item>
        <text:list-item>
          <text:p text:style-name="P72"><text:span text:style-name="T73">Ability to deal with<text:s/></text:span><text:span text:style-name="T74">unorthodox fighters.</text:span></text:p>
        </text:list-item>
        <text:list-item>
          <text:p text:style-name="P75"><text:span text:style-name="T76">Ability to deal with more complex combinations.</text:span></text:p>
        </text:list-item>
      </text:list>
      <text:p text:style-name="P77"/>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am</meta:initial-creator>
    <dc:creator>Liam O'Shea</dc:creator>
    <meta:creation-date>2013-11-09T15:33:00Z</meta:creation-date>
    <dc:date>2013-11-09T15:33:00Z</dc:date>
    <meta:template xlink:href="Normal" xlink:type="simple"/>
    <meta:editing-cycles>2</meta:editing-cycles>
    <meta:editing-duration>PT0S</meta:editing-duration>
    <meta:document-statistic meta:page-count="3" meta:paragraph-count="13" meta:word-count="1015" meta:character-count="6792" meta:row-count="48" meta:non-whitespace-character-count="5790"/>
  </office:meta>
</office:document-meta>
</file>